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table:border-model="collapsing"/>
    </style:style>
    <style:style style:name="T2" style:family="table">
      <style:table-properties table:border-model="separating"/>
    </style:style>
    <style:style style:name="Table1.A1" style:family="table-cell">
      <style:table-cell-properties fo:border="0.0007in solid #000000"/>
    </style:style>
    <style:style style:name="Table1.A2" style:family="table-cell">
      <style:table-cell-properties fo:border="0.1cm solid #000000"/>
    </style:style>
  </office:automatic-styles>
  <office:body>
    <office:text>
      <text:p>this is an example of table with collapsing border model.</text:p>
      <table:table table:name="Table1" table:style-name="T1">
        <table:table-column table:style-name="Table1.A" table:number-columns-repeated="3"/>
        <table:table-row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default-cell-style-name="Table1.A1">
          <table:table-cell table:style-name="Table1.A2"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separating border model.</text:p>
      <table:table table:name="Table2" table:style-name="T2">
        <table:table-column table:style-name="Table1.A" table:number-columns-repeated="3"/>
        <table:table-row table:default-cell-style-name="Table1.A1"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default-cell-style-name="Table1.A1">
          <table:table-cell table:style-name="Table1.A2"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